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6.029cm"/>
    </style:style>
    <style:style style:name="co8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1cm"/>
    </style:style>
    <style:style style:name="co11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3.057cm"/>
    </style:style>
    <style:style style:name="co7" style:family="table-column">
      <style:table-column-properties fo:break-before="auto" style:column-width="2.535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371cm"/>
    </style:style>
    <style:style style:name="co14" style:family="table-column">
      <style:table-column-properties fo:break-before="auto" style:column-width="5.948cm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dddddd" fo:border="0.06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text-position="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angal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fo:font-size="9pt" style:font-size-asian="9pt" style:font-size-complex="9pt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cc66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style:font-name="Liberation Serif"/>
    </style:style>
    <style:style style:name="ce20" style:family="table-cell" style:parent-style-name="Default">
      <style:table-cell-properties fo:background-color="transparent"/>
      <style:text-properties style:text-underline-style="none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 fo:border="0.06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angal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ervicos x Linha" table:style-name="ta1"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2" table:default-cell-style-name="Default"/>
        <table:table-column table:style-name="co13" table:visibility="collapse" table:default-cell-style-name="ce18"/>
        <table:table-column table:style-name="co14" table:default-cell-style-name="Default"/>
        <table:table-column table:style-name="co8" table:number-columns-repeated="1015" table:default-cell-style-name="Default"/>
        <table:table-row table:style-name="ro5">
          <table:table-cell table:style-name="ce8" office:value-type="string" calcext:value-type="string">
            <text:p>Titulo</text:p>
          </table:table-cell>
          <table:table-cell table:style-name="ce8" office:value-type="string" calcext:value-type="string">
            <text:p>Linha da vida (original)</text:p>
          </table:table-cell>
          <table:table-cell table:style-name="ce10" office:value-type="string" calcext:value-type="string">
            <text:p>Análise da Ellen</text:p>
          </table:table-cell>
          <table:table-cell table:style-name="ce8" office:value-type="string" calcext:value-type="string">
            <text:p>1ª opção</text:p>
          </table:table-cell>
          <table:table-cell/>
          <table:table-cell table:style-name="ce8" office:value-type="string" calcext:value-type="string">
            <text:p>2ª opção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Situação do Requerimento de Benefício Previdenciário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Benefícios e direitos sociais</text:p>
          </table:table-cell>
          <table:table-cell table:style-name="ce18" office:value-type="string" calcext:value-type="string">
            <text:p>Aposentar-se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ertidão Previdenciária para fins de saque do PIS/PASEP/FGTS</text:p>
          </table:table-cell>
          <table:table-cell table:style-name="ce9" office:value-type="string" calcext:value-type="string">
            <text:p>Trabalhand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mulação da contagem de tempo de contribuição previdenciária</text:p>
          </table:table-cell>
          <table:table-cell table:style-name="ce9" office:value-type="string" calcext:value-type="string">
            <text:p>Trabalhando</text:p>
          </table:table-cell>
          <table:table-cell table:style-name="ce18" office:value-type="string" calcext:value-type="string">
            <text:p>Trabalhar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Benefícios e direitos sociais</text:p>
          </table:table-cell>
          <table:table-cell table:style-name="ce18" office:value-type="string" calcext:value-type="string">
            <text:p>Aposentar-se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Carta de Concessão e Memória de Cálculo de Benefício Previdenciário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Benefícios e direitos sociais</text:p>
          </table:table-cell>
          <table:table-cell table:style-name="ce18" office:value-type="string" calcext:value-type="string">
            <text:p>Aposentar-se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Extrato do Cadastro Nacional de Informações Sociais – Vínculos e Remuneraçõe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Trabalho e desempreg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xtrato de Benefícios Previdenciários para Declaração de Imposto de Renda</text:p>
          </table:table-cell>
          <table:table-cell table:style-name="ce9" office:value-type="string" calcext:value-type="string">
            <text:p>Pagando contas e impostos</text:p>
          </table:table-cell>
          <table:table-cell table:style-name="ce18" office:value-type="string" calcext:value-type="string">
            <text:p>Pagar impostos e contas</text:p>
          </table:table-cell>
          <table:table-cell table:style-name="ce18" office:value-type="string" calcext:value-type="string">
            <text:p>Pagar contas e impostos </text:p>
          </table:table-cell>
          <table:table-cell office:value-type="string" calcext:value-type="string">
            <text:p>Contas e impos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a Certidão de Tempo de Contribuição - CTC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Aposentar-se</text:p>
          </table:table-cell>
          <table:table-cell office:value-type="string" calcext:value-type="string">
            <text:p>Trabalho e desempreg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utorização para comprar arma de fogo</text:p>
          </table:table-cell>
          <table:table-cell table:style-name="ce9" office:value-type="string" calcext:value-type="string">
            <text:p>Prestando serviço militar</text:p>
          </table:table-cell>
          <table:table-cell table:style-name="ce18" office:value-type="string" calcext:value-type="string">
            <text:p>Segurança **</text:p>
          </table:table-cell>
          <table:table-cell table:style-name="ce18"/>
          <table:table-cell office:value-type="string" calcext:value-type="string">
            <text:p>Trabalho e desempreg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rteira Nacional De Vigilante (CNV) </text:p>
          </table:table-cell>
          <table:table-cell table:style-name="ce9" office:value-type="string" calcext:value-type="string">
            <text:p>Prestando serviço militar</text:p>
          </table:table-cell>
          <table:table-cell table:style-name="ce18" office:value-type="string" calcext:value-type="string">
            <text:p>Prestar serviço Militar</text:p>
          </table:table-cell>
          <table:table-cell table:style-name="ce18" office:value-type="string" calcext:value-type="string">
            <text:p>Emitir seus documentos 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dastro no SICAF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Abrindo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Transferência de Arma de Fogo</text:p>
          </table:table-cell>
          <table:table-cell table:style-name="ce9" office:value-type="string" calcext:value-type="string">
            <text:p>Prestando serviço militar</text:p>
          </table:table-cell>
          <table:table-cell table:style-name="ce18" office:value-type="string" calcext:value-type="string">
            <text:p>Segurança **</text:p>
          </table:table-cell>
          <table:table-cell table:style-name="ce18"/>
          <table:table-cell office:value-type="string" calcext:value-type="string">
            <text:p>Trabalho e desempreg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rteira de Trabalho e Previdência Social - CTPS</text:p>
          </table:table-cell>
          <table:table-cell table:style-name="ce9" office:value-type="string" calcext:value-type="string">
            <text:p>Emitindo meus documentos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Emitir seus documentos </text:p>
          </table:table-cell>
          <table:table-cell office:value-type="string" calcext:value-type="string">
            <text:p>Documentos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omprovante de Situação Cadastral no CPF</text:p>
          </table:table-cell>
          <table:table-cell table:style-name="ce9"/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Emitir seus documentos 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alário-Maternidade</text:p>
          </table:table-cell>
          <table:table-cell table:style-name="ce9" office:value-type="string" calcext:value-type="string">
            <text:p>Ter filhos</text:p>
          </table:table-cell>
          <table:table-cell table:style-name="ce18" office:value-type="string" calcext:value-type="string">
            <text:p>Ter uma Família</text:p>
          </table:table-cell>
          <table:table-cell table:style-name="ce18" office:value-type="string" calcext:value-type="string">
            <text:p>Ter uma família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xtrato de informações previdenciária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em - Exame Nacional do Ensino Médio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 office:value-type="string" calcext:value-type="string">
            <text:p>Estudar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tualização de endereço de aposentados e pensionistas</text:p>
          </table:table-cell>
          <table:table-cell table:style-name="ce9" office:value-type="string" calcext:value-type="string">
            <text:p>Aposentar-se</text:p>
          </table:table-cell>
          <table:table-cell table:number-columns-repeated="2" table:style-name="ce18" office:value-type="string" calcext:value-type="string">
            <text:p>Aposentar-se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uxílio-Doença</text:p>
          </table:table-cell>
          <table:table-cell table:style-name="ce9" office:value-type="string" calcext:value-type="string">
            <text:p>Cuidando da saúde</text:p>
          </table:table-cell>
          <table:table-cell table:number-columns-repeated="2" table:style-name="ce18" office:value-type="string" calcext:value-type="string">
            <text:p>Cuidar da Saúde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utorização de funcionamento de empresa de segurança privada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Abrindo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viso para Requerimento de Benefício</text:p>
          </table:table-cell>
          <table:table-cell table:style-name="ce9" office:value-type="string" calcext:value-type="string">
            <text:p>Aposentar-se</text:p>
          </table:table-cell>
          <table:table-cell table:number-columns-repeated="2" table:style-name="ce18" office:value-type="string" calcext:value-type="string">
            <text:p>Aposentar-se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Instituto Nacional de Meteorologia ( INMET)</text:p>
          </table:table-cell>
          <table:table-cell table:style-name="ce9" office:value-type="string" calcext:value-type="string">
            <text:p>Aproveitando o tempo livre</text:p>
          </table:table-cell>
          <table:table-cell table:style-name="ce18" office:value-type="string" calcext:value-type="string">
            <text:p>Aproveitar o Tempo Livre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posentadoria por Tempo de Contribuição</text:p>
          </table:table-cell>
          <table:table-cell table:style-name="ce9" office:value-type="string" calcext:value-type="string">
            <text:p>Aposentar-se</text:p>
          </table:table-cell>
          <table:table-cell table:number-columns-repeated="2" table:style-name="ce18" office:value-type="string" calcext:value-type="string">
            <text:p>Aposentar-se</text:p>
          </table:table-cell>
          <table:table-cell office:value-type="string" calcext:value-type="string">
            <text:p>Benefícios e direitos sociais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Cadastramento da Comunicação de Acidente de Trabalho (CAT).</text:p>
          </table:table-cell>
          <table:table-cell table:style-name="ce9" office:value-type="string" calcext:value-type="string">
            <text:p>Administrar um negócio</text:p>
          </table:table-cell>
          <table:table-cell table:style-name="ce18" office:value-type="string" calcext:value-type="string">
            <text:p>Cuidar da Saúde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Benefícios e direitos sociais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ertificado de Registro Cadastral (CRC) - Produtos Químicos</text:p>
          </table:table-cell>
          <table:table-cell table:style-name="ce9" office:value-type="string" calcext:value-type="string">
            <text:p>Adolescentes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Abrindo um negócio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Certificado de Licença de Funcionamento (CLF) - Produtos Químicos</text:p>
          </table:table-cell>
          <table:table-cell table:style-name="ce9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Abrindo um negócio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Pensão por Morte</text:p>
          </table:table-cell>
          <table:table-cell table:style-name="ce9" office:value-type="string" calcext:value-type="string">
            <text:p>Ter uma família</text:p>
          </table:table-cell>
          <table:table-cell table:style-name="ce18" office:value-type="string" calcext:value-type="string">
            <text:p>Ter uma Família</text:p>
          </table:table-cell>
          <table:table-cell table:style-name="ce18" office:value-type="string" calcext:value-type="string">
            <text:p>Ter uma família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cessão de Anistia Política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uxílio-Acidente</text:p>
          </table:table-cell>
          <table:table-cell table:style-name="ce9" office:value-type="string" calcext:value-type="string">
            <text:p>Cuidando da saúde</text:p>
          </table:table-cell>
          <table:table-cell table:number-columns-repeated="2" table:style-name="ce18" office:value-type="string" calcext:value-type="string">
            <text:p>Cuidar da Saúde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Taxas de câmbio</text:p>
          </table:table-cell>
          <table:table-cell table:style-name="ce9" office:value-type="string" calcext:value-type="string">
            <text:p>Indo para outro país</text:p>
          </table:table-cell>
          <table:table-cell table:style-name="ce18" office:value-type="string" calcext:value-type="string">
            <text:p>Viajar ao Exterior</text:p>
          </table:table-cell>
          <table:table-cell table:style-name="ce18" office:value-type="string" calcext:value-type="string">
            <text:p>Viajar para o exterior </text:p>
          </table:table-cell>
          <table:table-cell office:value-type="string" calcext:value-type="string">
            <text:p>Contas, multas e impostos</text:p>
          </table:table-cell>
          <table:table-cell table:style-name="ce18" office:value-type="string" calcext:value-type="string">
            <text:p>Vir para o Brasil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Portal do Professor</text:p>
          </table:table-cell>
          <table:table-cell table:style-name="ce9"/>
          <table:table-cell table:style-name="ce18" office:value-type="string" calcext:value-type="string">
            <text:p>Trabalhar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Estudar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Benefício de Prestação Continuada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Vagas de Emprego – SINE e Portal Mais Empreg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Trabalho e desempreg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posentadoria por Idade</text:p>
          </table:table-cell>
          <table:table-cell table:style-name="ce9" office:value-type="string" calcext:value-type="string">
            <text:p>Aposentar-se</text:p>
          </table:table-cell>
          <table:table-cell table:number-columns-repeated="2" table:style-name="ce18" office:value-type="string" calcext:value-type="string">
            <text:p>Aposentar-se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posentadoria por Invalidez</text:p>
          </table:table-cell>
          <table:table-cell table:style-name="ce9" office:value-type="string" calcext:value-type="string">
            <text:p>Aposentar-se</text:p>
          </table:table-cell>
          <table:table-cell table:number-columns-repeated="2" table:style-name="ce18" office:value-type="string" calcext:value-type="string">
            <text:p>Aposentar-se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Balanço hidrico climático</text:p>
          </table:table-cell>
          <table:table-cell table:style-name="ce9"/>
          <table:table-cell table:style-name="ce18" office:value-type="string" calcext:value-type="string">
            <text:p>Aproveitar o Tempo Livre</text:p>
          </table:table-cell>
          <table:table-cell table:style-name="ce18"/>
          <table:table-cell office:value-type="string" calcext:value-type="string">
            <text:p>Natureza e meio ambiente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uxílio-Reclusão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dastro de instituições financeira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Abrindo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revisão do tempo</text:p>
          </table:table-cell>
          <table:table-cell table:style-name="ce9" office:value-type="string" calcext:value-type="string">
            <text:p>Aproveitando o tempo livre</text:p>
          </table:table-cell>
          <table:table-cell table:style-name="ce18" office:value-type="string" calcext:value-type="string">
            <text:p>Aproveitar o Tempo Livre</text:p>
          </table:table-cell>
          <table:table-cell table:style-name="ce18"/>
          <table:table-cell office:value-type="string" calcext:value-type="string">
            <text:p>Natureza e meio ambiente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Licença de Pescador Amador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Lazer e diversão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onversão de moedas</text:p>
          </table:table-cell>
          <table:table-cell table:style-name="ce9" office:value-type="string" calcext:value-type="string">
            <text:p>Indo para outro país</text:p>
          </table:table-cell>
          <table:table-cell table:style-name="ce18" office:value-type="string" calcext:value-type="string">
            <text:p>Viajar ao Exterior</text:p>
          </table:table-cell>
          <table:table-cell table:style-name="ce18" office:value-type="string" calcext:value-type="string">
            <text:p>Viajar para o exterior </text:p>
          </table:table-cell>
          <table:table-cell office:value-type="string" calcext:value-type="string">
            <text:p>Contas, multas e impostos</text:p>
          </table:table-cell>
          <table:table-cell table:style-name="ce18" office:value-type="string" calcext:value-type="string">
            <text:p>Vir para o Brasil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Sistema de Monitoramento Agrometeorológico</text:p>
          </table:table-cell>
          <table:table-cell table:style-name="ce9" office:value-type="string" calcext:value-type="string">
            <text:p>Aproveitando o tempo livre</text:p>
          </table:table-cell>
          <table:table-cell table:style-name="ce18" office:value-type="string" calcext:value-type="string">
            <text:p>Aproveitar o Tempo Livre</text:p>
          </table:table-cell>
          <table:table-cell table:style-name="ce18"/>
          <table:table-cell office:value-type="string" calcext:value-type="string">
            <text:p>Natureza e meio ambiente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alário-Família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Ter uma família</text:p>
          </table:table-cell>
          <table:table-cell office:value-type="string" calcext:value-type="string">
            <text:p>Benefícios e direitos sociais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Formulários para Requerimento de Benefício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posentadoria Especial</text:p>
          </table:table-cell>
          <table:table-cell table:style-name="ce9" office:value-type="string" calcext:value-type="string">
            <text:p>Aposentar-se</text:p>
          </table:table-cell>
          <table:table-cell table:number-columns-repeated="2" table:style-name="ce18" office:value-type="string" calcext:value-type="string">
            <text:p>Aposentar-se</text:p>
          </table:table-cell>
          <table:table-cell office:value-type="string" calcext:value-type="string">
            <text:p>Benefícios e direitos sociais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alculadora do Cidadã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curação para Serviços na Internet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tualização de Dados para fins Previdenciários - Pessoa Física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ownload de Programas e Declarações da Receita Feder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 office:value-type="string" calcext:value-type="string">
            <text:p>Contas, multas e impostos</text:p>
          </table:table-cell>
          <table:table-cell table:style-name="ce18" table:number-columns-repeated="1016"/>
        </table:table-row>
        <table:table-row table:style-name="ro6">
          <table:table-cell table:style-name="ce9" office:value-type="string" calcext:value-type="string">
            <text:p>Autorização de Trabalho a Estrangeiro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Vir para o Brasil</text:p>
          </table:table-cell>
          <table:table-cell office:value-type="string" calcext:value-type="string">
            <text:p>Trabalho e desemprego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Registro de arma de fogo</text:p>
          </table:table-cell>
          <table:table-cell table:style-name="ce9" office:value-type="string" calcext:value-type="string">
            <text:p>Adolescentes</text:p>
          </table:table-cell>
          <table:table-cell table:style-name="ce18" office:value-type="string" calcext:value-type="string">
            <text:p>Segurança **</text:p>
          </table:table-cell>
          <table:table-cell table:style-name="ce18"/>
          <table:table-cell office:value-type="string" calcext:value-type="string">
            <text:p>Trabalho e desempreg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dastro Único para Programas Sociais do Governo Federal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Capitais Brasileiros no Exterior</text:p>
          </table:table-cell>
          <table:table-cell table:style-name="ce9"/>
          <table:table-cell table:style-name="ce18" office:value-type="string" calcext:value-type="string">
            <text:p>Viajar ao Exterior</text:p>
          </table:table-cell>
          <table:table-cell table:style-name="ce18" office:value-type="string" calcext:value-type="string">
            <text:p>Viajar para o exterior 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o Censo de Capitais Estrangeiros no Paí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ndereço das Agências da Previdência Social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Multas de Trânsito - Departamento de Polícia Rodoviária Federal </text:p>
          </table:table-cell>
          <table:table-cell table:style-name="ce9" office:value-type="string" calcext:value-type="string">
            <text:p>Mantendo um veículo</text:p>
          </table:table-cell>
          <table:table-cell table:style-name="ce18" office:value-type="string" calcext:value-type="string">
            <text:p>Manter um Veiculo</text:p>
          </table:table-cell>
          <table:table-cell table:style-name="ce18" office:value-type="string" calcext:value-type="string">
            <text:p>Manter um veículo 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omínio Público - Biblioteca digital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 office:value-type="string" calcext:value-type="string">
            <text:p>Estudar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tema Gerenciador de Séries Temporais</text:p>
          </table:table-cell>
          <table:table-cell table:style-name="ce9" office:value-type="string" calcext:value-type="string">
            <text:p>Estudando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assaporte</text:p>
          </table:table-cell>
          <table:table-cell table:style-name="ce9" office:value-type="string" calcext:value-type="string">
            <text:p>Emitindo meus documentos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Viajar para o exterior </text:p>
          </table:table-cell>
          <table:table-cell office:value-type="string" calcext:value-type="string">
            <text:p>Documentos</text:p>
          </table:table-cell>
          <table:table-cell table:style-name="ce18" office:value-type="string" calcext:value-type="string">
            <text:p>Emitir seus documen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Aqui tem Farmácia Popular</text:p>
          </table:table-cell>
          <table:table-cell table:style-name="ce9" office:value-type="string" calcext:value-type="string">
            <text:p>Cuidando da saúde</text:p>
          </table:table-cell>
          <table:table-cell table:number-columns-repeated="2" table:style-name="ce18" office:value-type="string" calcext:value-type="string">
            <text:p>Cuidar da Saúde</text:p>
          </table:table-cell>
          <table:table-cell office:value-type="string" calcext:value-type="string">
            <text:p>Saúde e prevençã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Fundo de Garantia do Tempo de Serviço – FGTS</text:p>
          </table:table-cell>
          <table:table-cell table:style-name="ce9" office:value-type="string" calcext:value-type="string">
            <text:p>Trabalhando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natec — Programa Nacional de Acesso ao Ensino Profissional e Emprego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 office:value-type="string" calcext:value-type="string">
            <text:p>Estudar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stituição e Situação da Declaração do Imposto de Renda Pessoa Física - IRPF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eguro-Desemprego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xtratos de pagamentos de benefícios Previdenciário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mprovante de Inscrição e de Situação Cadastral no CNPJ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Abrindo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Fies — Programa de Financiamento Estudantil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 office:value-type="string" calcext:value-type="string">
            <text:p>Estudar</text:p>
          </table:table-cell>
          <table:table-cell table:style-name="ce18" office:value-type="string" calcext:value-type="string">
            <text:p>Obter crédito e apoio financeiro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GPS – Guia da Previdência Soci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20" office:value-type="string" calcext:value-type="string">
            <text:p>Aposentar-se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à Situação dos Voos</text:p>
          </table:table-cell>
          <table:table-cell table:style-name="ce9" office:value-type="string" calcext:value-type="string">
            <text:p>Indo para outro país</text:p>
          </table:table-cell>
          <table:table-cell table:style-name="ce18" office:value-type="string" calcext:value-type="string">
            <text:p>Viajar ao Exterior</text:p>
          </table:table-cell>
          <table:table-cell table:style-name="ce18" office:value-type="string" calcext:value-type="string">
            <text:p>Viajar para o exterior </text:p>
          </table:table-cell>
          <table:table-cell office:value-type="string" calcext:value-type="string">
            <text:p>Lazer e diversã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istema de Registro de Empresas de Trabalho Temporário - SIRETT</text:p>
          </table:table-cell>
          <table:table-cell table:style-name="ce9" office:value-type="string" calcext:value-type="string">
            <text:p>Administra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Trabalho e desemprego</text:p>
          </table:table-cell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a certidão de antecedentes criminais </text:p>
          </table:table-cell>
          <table:table-cell table:style-name="ce9" office:value-type="string" calcext:value-type="string">
            <text:p>Emitindo meus documentos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Emitir seus documentos 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laboração de Termo de Rescisão de Contrato de Trabalho - TRCT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Documentos</text:p>
          </table:table-cell>
          <table:table-cell table:style-name="ce18" office:value-type="string" calcext:value-type="string">
            <text:p>Emitir seus documen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DARF (Pagamentos e Parcelament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 office:value-type="string" calcext:value-type="string">
            <text:p>Contas, multas e impostos</text:p>
          </table:table-cell>
          <table:table-cell table:style-name="ce18" office:value-type="string" calcext:value-type="string">
            <text:p>Administrar um negócio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Siscodi – Acesso ao Sistema We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Exportar seus produtos e serviços</text:p>
          </table:table-cell>
          <table:table-cell office:value-type="string" calcext:value-type="string">
            <text:p>Contas, multas e impostos</text:p>
          </table:table-cell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Atribuição de classificação indicativa de obras audiovisuais 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???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Declaração de Acidente de Trânsito – DAT/ DPRF</text:p>
          </table:table-cell>
          <table:table-cell table:style-name="ce9" office:value-type="string" calcext:value-type="string">
            <text:p>Mantendo um veículo</text:p>
          </table:table-cell>
          <table:table-cell table:style-name="ce18" office:value-type="string" calcext:value-type="string">
            <text:p>Manter um Veiculo</text:p>
          </table:table-cell>
          <table:table-cell table:style-name="ce18" office:value-type="string" calcext:value-type="string">
            <text:p>Manter um veículo 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Restituição de Valores - Multa de Trânsito/DPRF</text:p>
          </table:table-cell>
          <table:table-cell table:style-name="ce9" office:value-type="string" calcext:value-type="string">
            <text:p>Mantendo um veículo</text:p>
          </table:table-cell>
          <table:table-cell table:style-name="ce18" office:value-type="string" calcext:value-type="string">
            <text:p>Manter um Veiculo</text:p>
          </table:table-cell>
          <table:table-cell table:style-name="ce18" office:value-type="string" calcext:value-type="string">
            <text:p>Manter um veículo 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Certidão Negativa do Banco Central</text:p>
          </table:table-cell>
          <table:table-cell table:style-name="ce9" office:value-type="string" calcext:value-type="string">
            <text:p>Emitindo meus documentos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Emitir seus documentos 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Comprovante de Pagamento – GP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utec — Sistema de Seleção Unificada da Educação Profissional e Tecnológica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 office:value-type="string" calcext:value-type="string">
            <text:p>Estudar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dastro Nacional de Entidades Sindicais – CNES</text:p>
          </table:table-cell>
          <table:table-cell table:style-name="ce9" office:value-type="string" calcext:value-type="string">
            <text:p>Trabalhando</text:p>
          </table:table-cell>
          <table:table-cell table:style-name="ce18" office:value-type="string" calcext:value-type="string">
            <text:p>Trabalhar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utorização de funcionamento no Brasil das organizações estrangeiras sem fins lucrativos</text:p>
          </table:table-cell>
          <table:table-cell table:style-name="ce9" office:value-type="string" calcext:value-type="string">
            <text:p>Abri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??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Certidão Pessoa Jurídica (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Registro e Expedição de Cédula de Identidade de Estrangeiro - CIE</text:p>
          </table:table-cell>
          <table:table-cell table:style-name="ce9" office:value-type="string" calcext:value-type="string">
            <text:p>Emitindo meus documentos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Emitir seus documentos 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certo de Vínculos e Remunerações para fins Previdenciários</text:p>
          </table:table-cell>
          <table:table-cell table:style-name="ce9" office:value-type="string" calcext:value-type="string">
            <text:p>Trabalhando</text:p>
          </table:table-cell>
          <table:table-cell table:style-name="ce18" office:value-type="string" calcext:value-type="string">
            <text:p>Trabalhar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scrição no C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Emitir seus documentos 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lantão Fiscal para Dúvidas Trabalhistas</text:p>
          </table:table-cell>
          <table:table-cell table:style-name="ce9" office:value-type="string" calcext:value-type="string">
            <text:p>Administrar um negócio</text:p>
          </table:table-cell>
          <table:table-cell table:style-name="ce18" office:value-type="string" calcext:value-type="string">
            <text:p>Trabalhar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dastramento e vistoria de empresas que atuam no transporte internacional de cargas e/ou passageiro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dastro e Alteração de Senha na Previdência Social - CADSENHA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GPS – Guia da Previdência Social - Dívida Ativa (Pagamento e Parcelamento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ssistência jurídica integral e gratuita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cessão de Título de Utilidade Pública Federal</text:p>
          </table:table-cell>
          <table:table-cell table:style-name="ce9" office:value-type="string" calcext:value-type="string">
            <text:p>Abrir um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certo de Recolhimento para fins Previdenciário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Quadro de Sócios e Administradores no CNPJ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Unidades Básicas de Saúde (UBS)</text:p>
          </table:table-cell>
          <table:table-cell table:style-name="ce9" office:value-type="string" calcext:value-type="string">
            <text:p>Cuidando da saúde</text:p>
          </table:table-cell>
          <table:table-cell table:number-columns-repeated="2" table:style-name="ce18" office:value-type="string" calcext:value-type="string">
            <text:p>Cuidar da Saúde</text:p>
          </table:table-cell>
          <table:table-cell office:value-type="string" calcext:value-type="string">
            <text:p>Saúde e prevençã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rograma Bolsa Família - PBF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- Prestadores de Serviços Turísticos Regulares</text:p>
          </table:table-cell>
          <table:table-cell table:style-name="ce9" office:value-type="string" calcext:value-type="string">
            <text:p>Garantindo meus direitos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Lazer e diversã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Manutenção da certificação de entidades sociais com emissão de certidão de regularidade (OSCIP, UPF, OE)</text:p>
          </table:table-cell>
          <table:table-cell table:style-name="ce9" office:value-type="string" calcext:value-type="string">
            <text:p>Administra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rrecadação do Microempreendor Individual - PGMEI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mprovante de Inscrição no CPF</text:p>
          </table:table-cell>
          <table:table-cell table:style-name="ce9" office:value-type="string" calcext:value-type="string">
            <text:p>Trabalhand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scrição, Alteração e Consulta de Matrícula CEI - Cadastro Específico do INS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???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Unidade de Pronto Atendimento (UPA 24h)</text:p>
          </table:table-cell>
          <table:table-cell table:style-name="ce9" office:value-type="string" calcext:value-type="string">
            <text:p>Cuidando da saúde</text:p>
          </table:table-cell>
          <table:table-cell table:number-columns-repeated="2" table:style-name="ce18" office:value-type="string" calcext:value-type="string">
            <text:p>Cuidar da Saúde</text:p>
          </table:table-cell>
          <table:table-cell office:value-type="string" calcext:value-type="string">
            <text:p>Saúde e prevençã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erviço Nacional de Orientações e Informações sobre a Prevenção ao Uso de Drogas – VIVAVOZ 132 </text:p>
          </table:table-cell>
          <table:table-cell table:style-name="ce9" office:value-type="string" calcext:value-type="string">
            <text:p>Cuidando da saúde</text:p>
          </table:table-cell>
          <table:table-cell table:number-columns-repeated="2" table:style-name="ce18" office:value-type="string" calcext:value-type="string">
            <text:p>Cuidar da Saúde</text:p>
          </table:table-cell>
          <table:table-cell office:value-type="string" calcext:value-type="string">
            <text:p>Saúde e prevençã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cesso aos documentos do Acervo do Arquivo Nacional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xtrato de Contribuições Previdenciárias de Empresa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Certidão Previdenciári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gendamento eletrônico de atendimento na Previdência Social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erviços de CPF para Pessoas Físicas Residentes no Exterio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Emitir seus documentos </text:p>
          </table:table-cell>
          <table:table-cell office:value-type="string" calcext:value-type="string">
            <text:p>Document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plicação e documentos do Sistema Previdenciário de Gestão de Regimes Públicos de Previdência Social – SIPREV/Gestão</text:p>
          </table:table-cell>
          <table:table-cell table:style-name="ce9" office:value-type="string" calcext:value-type="string">
            <text:p>Administra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Benefício de Prestação Continuada - BPC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ocumento de Arrecadação do Simples Nacional- PGDA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Melhor em Casa - Assistência Domiciliar</text:p>
          </table:table-cell>
          <table:table-cell table:style-name="ce9"/>
          <table:table-cell table:style-name="ce18" office:value-type="string" calcext:value-type="string">
            <text:p>Ter uma Família</text:p>
          </table:table-cell>
          <table:table-cell table:style-name="ce18" office:value-type="string" calcext:value-type="string">
            <text:p>Cuidar da Saúde</text:p>
          </table:table-cell>
          <table:table-cell office:value-type="string" calcext:value-type="string">
            <text:p>Saúde e prevençã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DIN - Exclusão ou Suspensão Cadastro Informativo de Créditos Não Quitados no Setor Público Feder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iência sem Fronteiras</text:p>
          </table:table-cell>
          <table:table-cell table:style-name="ce9" office:value-type="string" calcext:value-type="string">
            <text:p>Estudando</text:p>
          </table:table-cell>
          <table:table-cell table:number-columns-repeated="2" table:style-name="ce18" office:value-type="string" calcext:value-type="string">
            <text:p>Estudar</text:p>
          </table:table-cell>
          <table:table-cell office:value-type="string" calcext:value-type="string">
            <text:p>Estudar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entro de Testagem e Acolhimento (CTA) - DST/AIDS</text:p>
          </table:table-cell>
          <table:table-cell table:style-name="ce9" office:value-type="string" calcext:value-type="string">
            <text:p>Cuidando da saúde</text:p>
          </table:table-cell>
          <table:table-cell table:number-columns-repeated="2" table:style-name="ce18" office:value-type="string" calcext:value-type="string">
            <text:p>Cuidar da Saúde</text:p>
          </table:table-cell>
          <table:table-cell office:value-type="string" calcext:value-type="string">
            <text:p>Saúde e prevençã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Qualificação como Organização da Sociedade Civil de Interesse Público - OSCIP</text:p>
          </table:table-cell>
          <table:table-cell table:style-name="ce9" office:value-type="string" calcext:value-type="string">
            <text:p>Abri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dastramento de entidades que atuam em adoção internacional de crianças e adolescentes brasileiro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Família e filho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Segunda Via de Certidão Previdenciária (Certidão Contribuições Previdenciárias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leta Online – Programa Gerador de Documentos do CNPJ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tendimento a acidentes de trânsito/ DPRF</text:p>
          </table:table-cell>
          <table:table-cell table:style-name="ce9" office:value-type="string" calcext:value-type="string">
            <text:p>Mantendo um veículo</text:p>
          </table:table-cell>
          <table:table-cell table:style-name="ce18" office:value-type="string" calcext:value-type="string">
            <text:p>Manter um Veiculo</text:p>
          </table:table-cell>
          <table:table-cell table:style-name="ce18" office:value-type="string" calcext:value-type="string">
            <text:p>Manter um veículo </text:p>
          </table:table-cell>
          <table:table-cell office:value-type="string" calcext:value-type="string">
            <text:p>Saúde e prevençã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olicitação de registro de empresas operadoras de serviço de microfilmagem</text:p>
          </table:table-cell>
          <table:table-cell table:style-name="ce9" office:value-type="string" calcext:value-type="string">
            <text:p>Abri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Abrindo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tualização de Atividade para fins Previdenciários</text:p>
          </table:table-cell>
          <table:table-cell table:style-name="ce9" office:value-type="string" calcext:value-type="string">
            <text:p>Aposentar-se</text:p>
          </table:table-cell>
          <table:table-cell table:number-columns-repeated="2" table:style-name="ce18" office:value-type="string" calcext:value-type="string">
            <text:p>Aposentar-se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Inscrição junto à Previdência Social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Regimes Especiais Aduaneiro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rmanência definitiva no Brasil</text:p>
          </table:table-cell>
          <table:table-cell table:style-name="ce9" office:value-type="string" calcext:value-type="string">
            <text:p>Indo para outro país</text:p>
          </table:table-cell>
          <table:table-cell table:style-name="ce18" office:value-type="string" calcext:value-type="string">
            <text:p>Viajar ao Exterior</text:p>
          </table:table-cell>
          <table:table-cell table:style-name="ce18" office:value-type="string" calcext:value-type="string">
            <text:p>Vir para o Brasil</text:p>
          </table:table-cell>
          <table:table-cell office:value-type="string" calcext:value-type="string">
            <text:p>Lazer e diversã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entro de Referência Especializado da Assistência Social - CREAS</text:p>
          </table:table-cell>
          <table:table-cell table:style-name="ce9" office:value-type="string" calcext:value-type="string">
            <text:p>Adolescentes</text:p>
          </table:table-cell>
          <table:table-cell table:style-name="ce18" office:value-type="string" calcext:value-type="string">
            <text:p>Adolescente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rograma Cisterna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Saúde e prevençã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ncelamento do Pedido no CNPJ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fechar um negócio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DARF- Dívida Ativa (Pagamento e Parcelamento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Pendências – Situação Fiscal (Certidão Pessoa Jurídica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Documentos</text:p>
          </table:table-cell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Análise de Atos de Concentração Econômica - Defesa da Concorrência</text:p>
          </table:table-cell>
          <table:table-cell table:style-name="ce9" office:value-type="string" calcext:value-type="string">
            <text:p>Administra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???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entro de Referência da Assistência Social - CRA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 office:value-type="string" calcext:value-type="string">
            <text:p>Benefícios e direitos sociai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Trânsito Aduaneir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dastramento de Prestadores de Serviços Turístico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Trabalhar</text:p>
          </table:table-cell>
          <table:table-cell table:style-name="ce18" office:value-type="string" calcext:value-type="string">
            <text:p>Trabalhar </text:p>
          </table:table-cell>
          <table:table-cell office:value-type="string" calcext:value-type="string">
            <text:p>Trabalho e desempreg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AMU - Serviço de Atendimento Móvel de Urgência</text:p>
          </table:table-cell>
          <table:table-cell table:style-name="ce9"/>
          <table:table-cell table:number-columns-repeated="2" table:style-name="ce18" office:value-type="string" calcext:value-type="string">
            <text:p>Cuidar da Saúde</text:p>
          </table:table-cell>
          <table:table-cell office:value-type="string" calcext:value-type="string">
            <text:p>Saúde e prevençã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a Declaração de Aptidão da Agricultura Familiar - DAP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Trabalho e desempreg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álculo e Emissão de DARF para Pagamento de Quotas do IR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Contas, multas e impostos</text:p>
          </table:table-cell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Situação Optantes pelo Simples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 office:value-type="string" calcext:value-type="string">
            <text:p>Manter um negócio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Uni — Programa Universidade para Todos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 office:value-type="string" calcext:value-type="string">
            <text:p>Estudar</text:p>
          </table:table-cell>
          <table:table-cell table:style-name="ce18" office:value-type="string" calcext:value-type="string">
            <text:p>Obter crédito e apoio financeiro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Banco Internacional de Objetos Educacionais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 office:value-type="string" calcext:value-type="string">
            <text:p>Estudar</text:p>
          </table:table-cell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GPS – Guia da Previdência Social - Dívida Ativa (Pagamento/Parcelament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 office:value-type="string" calcext:value-type="string">
            <text:p>Contas,multas e impostos</text:p>
          </table:table-cell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para Viajante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proveitar o Tempo Livre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mulação de Alíquota Efetiva IRPF – Cálcul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Pendências – Situação Fiscal Previdenciária (Consultas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de Aquisição de Alimentos da agricultura familiar - PAA</text:p>
          </table:table-cell>
          <table:table-cell table:style-name="ce9" office:value-type="string" calcext:value-type="string">
            <text:p>Trabalhando</text:p>
          </table:table-cell>
          <table:table-cell table:style-name="ce18" office:value-type="string" calcext:value-type="string">
            <text:p>Trabalhar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tualização cadastral de imóvel rural (Cafir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Recuperar Recibo – Regime Especial de Apuração e Pagamento da Contribuição para o PIS/Pasep e Cofins incidentes sobre Combustíveis e Bebidas (RECOB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rrogação do Prazo de Estada no Brasil (vistos)</text:p>
          </table:table-cell>
          <table:table-cell table:style-name="ce9" office:value-type="string" calcext:value-type="string">
            <text:p>Indo para outro país</text:p>
          </table:table-cell>
          <table:table-cell table:style-name="ce18" office:value-type="string" calcext:value-type="string">
            <text:p>Viajar ao Exterior</text:p>
          </table:table-cell>
          <table:table-cell table:style-name="ce18" office:value-type="string" calcext:value-type="string">
            <text:p>Vir para o Brasi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gistro de Indústria Pesqueira</text:p>
          </table:table-cell>
          <table:table-cell table:style-name="ce9" office:value-type="string" calcext:value-type="string">
            <text:p>Abri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Certificado de Regularidade Previdenciária - CRP</text:p>
          </table:table-cell>
          <table:table-cell table:style-name="ce9" office:value-type="string" calcext:value-type="string">
            <text:p>Administra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Identifica Classificação Nacional de Atividades Econômicas - CNAE com base no objeto soci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Malha Fiscal DIRPF - Atendimento (Malha Fiscal IRPF / Cobrança e Fiscalização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e-Social - Empregador Doméstico</text:p>
          </table:table-cell>
          <table:table-cell table:style-name="ce9"/>
          <table:table-cell table:style-name="ce18" office:value-type="string" calcext:value-type="string">
            <text:p>Trabalhar</text:p>
          </table:table-cell>
          <table:table-cell table:style-name="ce18" office:value-type="string" calcext:value-type="string">
            <text:p>Trabalha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cesso ao Sped - Sistema Público de Escrituração Digit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Registro de Pescador Profission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rabalha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u — Sistema de Seleção Unificada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dastramento de Senha para envio de Demonstrativos e Comprovante de Repasse Previdenciários</text:p>
          </table:table-cell>
          <table:table-cell table:style-name="ce9" office:value-type="string" calcext:value-type="string">
            <text:p>Administrar um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TV Escola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Comprovante de Pagamento - DARF e DJE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Ranking das Instituições Financeiras mais reclamada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Fator Acidentário de Prevenção - FAP</text:p>
          </table:table-cell>
          <table:table-cell table:style-name="ce9" office:value-type="string" calcext:value-type="string">
            <text:p>Administra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Informações sobre Condições das Rodovias e Estradas Federai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nfrentamento ao tráfico de pessoas - denúncias e informações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cessão de Refúgio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dmissão Temporária - Concess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o SisobraPref e Sisobranet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endências – Certidão Contribuições Previdenciária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Representação Administrativa contra entidades sociais certificadas no Ministério da Justiça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municação de Crimes Diversos ocorridos em rodovias e estradas - DPRF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Baixa de Inscrição no CEI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Juntada de Peças – Anexação de Documentos a Process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tualização de endereço de segurados e demais pessoas cadastradas na Previdência Social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lteração de Endereço no C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cesso ao Sistema SISCOSERV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companhamento de Requerimentos à PGFN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olicitação de Enquadramento no SIMEI (Enquadramento (SIMEI) / Simples Nacional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gendamento de Atendimento Presenci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ertidão Conjunta de Débitos Relativos a Tributos Federais e à Dívida Ativa da Uni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Emitir seus documen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Autenticidade Inscrição/Situação Cadastral C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lteração de Dados Bancários p/ Restituição e Ressarcimento Imposto de Rend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laboração de Demonstrativos e Acordo de Parcelamento.</text:p>
          </table:table-cell>
          <table:table-cell table:style-name="ce9" office:value-type="string" calcext:value-type="string">
            <text:p>Abrir um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Atualização Cadastral dos Responsáveis pelos Regimes Próprios de Previdência Social – RPPS.</text:p>
          </table:table-cell>
          <table:table-cell table:style-name="ce9" office:value-type="string" calcext:value-type="string">
            <text:p>Administrar um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Manifestação de Inconformidade (PER/DCOMP – Restituição e Compensação / Restituição e Compens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enha para Matrícula CEI - Cadastro Específico do INS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Situação do Pedido no CNPJ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Intimação Apresentação Informações Complementares - restituição, ressarcimento e declaração de compensação (PER/DCOMP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istema CPF para Entidades Conveniadas (CPF - Cadastro de Pessoas Físicas / Cadastros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xtrato do Processamento da DITR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rocessamento PER/DCOMP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Despacho Decisório PER/DCOMP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edido de Antecipação de Análise da DIRPF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istema de Leilão Eletrônico - SLE (Mercadorias e Resíduos / Aduana e Comércio Exterior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Sistema de Cálculo de Parcelamentos - SIPAR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SINCO e Receitanet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tema de Controle de Produção de Bebidas – SICOBE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tualização de Tabelas do PER/DCOMP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DE de Exclusão do Simples Nacional 2012 - Consulta Débito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Informações Cadastrais no CPF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Emitir seus documen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Segunda Via de Certidão Previdenciári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 office:value-type="string" calcext:value-type="string">
            <text:p>Administrar um negócio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Atividade Rur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ITR e Receitanet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da Declaração GFIP/SEFIP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endências Situação Fiscal (Pagamento e Parcelamento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tificação de Documento de Arrecadação de Receitas Federais (Darf) – REDARF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dastro, Consulta e Cancelamento – Procuração via e-CAC (centro virtual de atendimento da Receita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Documento de Arrecadação do Simples Nacional (DAS) - Parcela Mínima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Transformação de vistos</text:p>
          </table:table-cell>
          <table:table-cell table:style-name="ce9" office:value-type="string" calcext:value-type="string">
            <text:p>Indo para outro país</text:p>
          </table:table-cell>
          <table:table-cell table:style-name="ce18" office:value-type="string" calcext:value-type="string">
            <text:p>Viajar ao Exterior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/Radar - Termos de Responsabilidade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Regularização de Obras – DIS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verbação de Causa Suspensiva ou Garantia – PGFN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Cadastro de Imóveis Rurais - Cafi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edido de Restituição IRPF não Resgatada na Rede Bancária (Restituição do Imposto de Renda Pessoa Física - IRPF / Restituição e Compens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gistro de Armador de Pesca</text:p>
          </table:table-cell>
          <table:table-cell table:style-name="ce9" office:value-type="string" calcext:value-type="string">
            <text:p>Abri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Trabalhar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Habilitação Pessoa Jurídica em Sistemas de Comércio Exterio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Admissão Temporária - Prorrog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Inscrição/Alteração/Cancelamento no Cadastro Nacional da Pessoa Jurídica (CNPJ) - Entrega Prévia de Documentos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municação de Alienação ao Cafi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essoa Jurídica Habilitada - PIS/Pasep e Cofins - IN 675/2006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dastro De Senha Para Auto Atendimento Previdenciári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Intimação PER/DCOMP (Comunicações Relacionadas a Restituição e Compensação / Cobrança e Fiscalização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anking do Valor Efetivo Total - VET - das operações de câmbio</text:p>
          </table:table-cell>
          <table:table-cell table:style-name="ce9" office:value-type="string" calcext:value-type="string">
            <text:p>Indo para outro país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poio à Agroindústria da Agricultura Familiar</text:p>
          </table:table-cell>
          <table:table-cell table:style-name="ce9" office:value-type="string" calcext:value-type="string">
            <text:p>Trabalhand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rabalha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álculo e Emissão de DARF- Imposto para Bagagem Acompanhad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cessão do Regime Especial de Exportação Temporária.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é-Cadastro – Renavam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Manter um veículo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erviços de CPF para Estrangeiros e De Cuju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r para o Brasil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Reparcelamento DAU (Pagamento e Parcelamento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a Process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J Habilitadas Desenvolv Infra-Estrutura - Reidi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J Habilitadas Estrutura Portuária -Report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Declaração Eletrônica de Porte de Valores – e-DPV (Viajante / Aduana e Comércio Exterior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visos de Cobranç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timação de Pagamento - GFIP X GPS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eclaração/PGD - Papel Imune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Habilitação de Usuário no SPED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Pendências – Situação Fiscal (Certidão Pessoa Jurídica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pção pelo Regime de Apuração de Receitas Simples Nacion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ntrega voluntária de armas de fogo - Campanha Nacional do Desarmamento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Segurança **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- Obras do Ministério do Turismo em seu Município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/Radar - Retificação de Informação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 office:value-type="string" calcext:value-type="string">
            <text:p>Exportar seus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Registro de DSI - Bagagem Desacompanhad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utorização para Retirada de Resíduo – Pedido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mpugnação de Auto de Infr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NPJ Previdenciário – Alteração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Relatório de Erros da DOI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Despacho Decisório (Isenção de IPI e IOF / Isenções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pessoas jurídicas habilitadas no Regime Especial de Aquisição de Bens de Capital para Empresas Exportadora (Recap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J Habilitadas Entrega de Embalagens – Remicex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formação de Selos de Controle Substituído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Rendimentos Informados por Fontes Pagadoras (DIRF – Declaração do Imposto de Renda Retido na Fonte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xtrato do Processamento da DIPJ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gendamento da Opção pelo Simples Nacional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álculo do Valor Devido e Geração do DAS (Documento de Arrecadação do Simples Nacional), até 12/2011.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olicitar Prorrogação do Prazo de Permanência no Regime de Entreposto Aduaneir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 office:value-type="string" calcext:value-type="string">
            <text:p>Exportar seus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Solicitar Prorrogação do Regime Especial de Exportação Temporári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Manifestação de Inconformidade (Despacho Decisório / Cobrança e Fiscaliz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para Transmissão e Validação de Declarações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lteração de Codevedor Responsável – PGFN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Legislação Tributária e Aduaneir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olicitar Juntada de Documentos a Processo Digit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gamentos e Parcelamentos DAU - Dívida Ativa da Uni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J Habilitadas Copa Confederações e Copa do Mund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PER/DCOMP e Receitanet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Manifestação de Inconformidade (Isenção de IPI e IOF / Isenções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Mantra – Acesso ao Sistema We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 office:value-type="string" calcext:value-type="string">
            <text:p>Exportar seus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Simulador Tratamento Trib. e Administrativo das Importaçõe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lteração Cadastral no CNPJ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olicitação de Cancelamento (Baixa) no CNPJ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Segunda Via de Certidão Pessoa Física (Certidão Pessoa Física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visos de Cobrança – Conta Corrente Pessoa Jurídica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nda Variável, Alienação de Ações, Ouro e Ativo Financeir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ópia de Declaração (DSPJ Inativas – Declaração Simplificada da PJ Inativ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arcelamento Simplificado Não Previdenciário DAU (Pagamento e Parcelamento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ao Resultado do Agendamento da Opção pelo Simples Nacion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Débitos SIVEX – Sistema Exclusão Simples Nacion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lteração Cadastral no C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Licença de Aquiculto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rabalha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 Mantra – Desdobramento de Conhecimento de Carga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pacho Simplificado de Exportação – Cancelament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utorização para Registro de DI Únic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- Despachante, Ajudante, Perito Aduaneir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utorização para Acesso Provisório a Recinto Alfandegad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ga de Documentos para o Cafi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tificação de GP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olicitar Reparcelamento de Débito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corpios Gerencial – Sistema de Controle e Rastreamento da Produção de Cigarro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ódigo de Acesso ao Portal e-CAC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dastro de Procuração para o Portal e-CAC – Presenci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Siscomex Carg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 office:value-type="string" calcext:value-type="string">
            <text:p>Exportar seus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Sistema Eletrônico de Porte de Valores – e-DPV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 office:value-type="string" calcext:value-type="string">
            <text:p>Vir para o Brasil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edido e Emissão de Inscrição no C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dastro de Pessoas de Contato – Contribuinte Diferenciad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firmação de Autenticidade de Certidão Imóvel Rur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lculo Encargos Recolhimento em Atraso-Rede Arrecadadora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Isenção do IRPF - Doenças Graves (Restituição do Imposto de Renda Pessoa Física - IRPF / Restituição e Compens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Cuidar da Saúde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Rendimentos Informados por Fontes Pagadoras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endências – Situação Fiscal (Consultas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Recebimento legislação diária do Sistema de Informações Jurídico-Tributárias (Sijut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olicitação de Opção pelo Simples Nacion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companhamento da Formalização da Opção Simples Nacion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truição de Mercadoria – Pedid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olicitar Extinção do Regime Especial de Admissão Temporári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olicitar Extinção do Regime Especial de Exportação Temporári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oações de Mercadorias Apreendida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Vistoria Aduaneira – Solicit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gistro de Despachante/Ajudante Aduaneiro – Inscrição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Acesso a Recinto Alfandegad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ncelamento de Inscrição no C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Certidão de Averbação de Obra de Construção Civi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endências para Emissão de Certidão de Imóvel Rur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querimento para Prioridade no Pagamento de Restituição de Imposto de Rend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Lista de Devedores na Dívida Ativa da Uni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Restituição de Valores Pagos Indevidamente – PGFN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Isenção de IPI /IOF para Taxistas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arcelamento Simplificado Previdenciário DAU (Parcelamento Dívida Ativa da União – DAU / Pagamentos e Parcelament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Excepcional – PAEX – MP 303, 2006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Enquadramento – Bebidas Quente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Estabelecimentos Registrados - Papel Imune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J Habilitadas - Importação de Embalagen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ssarcimento do IPI a Missões Diplomáticas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Validador de Assinaturas Digitais – Certificado Digit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ódigo de Acesso - Parcelamento MP 303 (Paex) e Timemani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rotocolo Débito com Estorno Pendente – Aduan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omplementação de Informações Cadastrais no C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gularização Do CPF Contribuintes No Exterio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firmação de Autenticidade de Certidão Pessoa Física (Certidão Pessoa Física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edido de Antecipação de Análise da DIRPF (Restituição do Imposto de Renda Pessoa Física - IRPF / Restituição e Compens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ga de Requerimento Malha Fiscal DIRPF – SR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edido de Restituição IRPF não Resgatad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ópia de Declaração (DIPJ – Declaração de Informações Econômico-Fiscais da PJ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tificação da Comunicação de Saída Definitiva do Paí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rnê Le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xclusão da Lista de Devedore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Pendências – Situação Fiscal Previdenciária (Certidão Contribuições Previdenciárias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xtrato do Processamento da DIRPF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ncelamento do Agendamento da Opção pelo Simples Nacional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xclusão do Simples Nacional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Ação Fiscal do Simples Nacional (Simples Nacional / Cobrança e Fiscalização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Manutenção do Registro de Pescador Profissional</text:p>
          </table:table-cell>
          <table:table-cell table:style-name="ce9"/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rabalha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utorizações para empresas especializadas de Segurança Privada</text:p>
          </table:table-cell>
          <table:table-cell table:style-name="ce9" office:value-type="string" calcext:value-type="string">
            <text:p>Abri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Vinculação por Conta e Ordem/Encomendante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olicitar Desbloqueio do Conhecimento Eletrônico no Siscomex Carga (Sistema Integrado de Comércio Exterior).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Solicitação de Selos de Controle do IPI (Importação / Aduana e Comércio Exterior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Trânsito Aduaneiro – Inclusão de Rota (Trânsito Aduaneiro / Aduana e Comércio Exterior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containe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Laudo Técnico para Mercadoria – Pedido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ga de Requerimento para Restituição Tributos Aduaneiro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- Auditoria Informatizada de Controle Aduaneiro</text:p>
          </table:table-cell>
          <table:table-cell table:style-name="ce9"/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tirada de Documentos para o CNPJ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21"/>
          <table:table-cell table:number-columns-repeated="1015"/>
        </table:table-row>
        <table:table-row table:style-name="ro3">
          <table:table-cell table:style-name="ce9" office:value-type="string" calcext:value-type="string">
            <text:p>Cancelamento no Cafi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tirada de Documentos para o Cafi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curso Voluntário ao CARF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curso Especial à Câmara Superior de Recursos Fiscai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Declaração Eletrônica de Porte de Valores (e-DPV - Declaração de Porte de Valores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 office:value-type="string" calcext:value-type="string">
            <text:p>Vir para o Brasil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PREV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ertidão Conjunta – Dívida Ativa da Uni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visão/Extinção de Dívida Inscrita – PGFN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Segunda Via de Certidão Pessoa Jurídica (Certidão Pessoa Jurídica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Certidão Previdenciária (Certidão Contribuições Previdenciárias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firmação de Autenticidade de Certidão Previdenciária (Certidão Contribuições Previdenciárias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Isenção do IRPF - Doenças Graves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Cuidar da Saúde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gamentos p/ DIRPF (carnê-leão, ganho de capital, etc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Requerimento para Prioridade no Pagamento de Restituição (Restituição do Imposto de Renda Pessoa Física - IRPF / Restituição e Compens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Restituição de Receitas não Administradas pela Receita Feder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álculo de Restituição e Reembolso Previdenciário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 Exportação – Acesso ao Sistema We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 Internação Zona Franca de Manau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t. Inf. de Controle Regime de Tributação Unificada - RTU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gularização da Situação Cadastral no C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Pendências – Situação Fiscal (Situação Fiscal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Segunda Via de Certidão Pessoa Jurídica (Certidão Pessoa Jurídica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Pendências - Situação Fiscal Previdenciária (Situação Fiscal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endências – Situação Fiscal (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timações do Simples Nacional (exclusão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Mandado de Procedimento Fiscal – MPF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tema Validador e Autenticador de Arquivos Digitais – SV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tificadora On Line (Extrato da DIRPF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ópia de Declaração (DCTF – Declaração de Débitos e Créditos Tributários Federais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arcelamento Simplificado Não Previdenciário DAU (Parcelamento Dívida Ativa da União – DAU / Pagamentos e Parcelament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a Processo Digit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alizar desistência – REFRI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dastro de Intervenientes nos Sistemas Informatizados Receita Feder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 Carga - Retific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 Carga - Termos de Responsabilidade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 Mantra – Solicitação de Redisponibiliz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pacho Simplificado de Exportação – Retific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PETRO – Habilit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Trânsito Aduaneiro – Retific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timações Aduana – Entrega de Documento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NPJ Previdenciário – Inclusã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NPJ Previdenciário – Entrega de Documento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ga de Documentos para o CEI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mprovação de Pagamento Realizad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timações diversa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mpugnação de Lançamento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ga de Declaração – DIT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Segunda Via de Certidão Pessoa Física (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Isenção de Contribuições Sociai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sobre Interpretação da Legislação Tributári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Pagamentos por Órgão Conveniado – Rede Arrecadadora (Pagamento / Pagamentos e Parcelament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Especial – PAES (REFIS II)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Validação de Documentos Assinados Digitalmente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- Habilitação e Cadastramento Siscomex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 Carga – Acesso ao Sistema We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 Trânsito – Acesso ao Sistema We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Siscomex Importação - Acesso ao Sistema We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tema de Leilão Eletrônico – SLE (- / Outr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Restituição Tributos Aduaneiro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Intimações – Aduana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scrição no CNPJ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Cadastro Previdenciário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edido de Baixa de Empresa (Certidão Contribuições Previdenciárias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ga de Requerimento Malha Fiscal IRPF– Impugn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Requisição de Movimentação Financeira – RM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istema Integrado Coleta Resultado Processamento - SINC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pção Convênio ITR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xtrato do Processamento – DCTF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xtrato do Processamento da DIR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Rendimentos Informados por Fontes Pagadoras (DIPJ – Declaração de Informações Econômico-Fiscais da PJ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Débitos do Simples Nacional após Regularização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Anual do Simples Nacional - Ano-Calendário até 2011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Naturalização - concessão e transformação 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Garantir seus Direitos</text:p>
          </table:table-cell>
          <table:table-cell table:style-name="ce18" office:value-type="string" calcext:value-type="string">
            <text:p>Vir para o Brasil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redenciamento de Empresas de Escolta</text:p>
          </table:table-cell>
          <table:table-cell table:style-name="ce9" office:value-type="string" calcext:value-type="string">
            <text:p>Administra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Exportação - Recep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pacho Simplificado de Exportação – Averb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pacho Simplificado de Importação – Retific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ga Antecipada de Mercadoria – Import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Verificação de Mercadoria Antes do Registro da DI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pósito Especial - Habilit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REPEX – Habilit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Cadastramento de Veículos e Condutores para o RTU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Manter um veículo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volução de Container - Pedid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 office:value-type="string" calcext:value-type="string">
            <text:p>Importar produtos e serviços</text:p>
          </table:table-cell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Autorização para Acesso Permanente a Recinto Alfandegad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 office:value-type="string" calcext:value-type="string">
            <text:p>Importar produtos e serviços</text:p>
          </table:table-cell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Outros Assuntos Aduana – Entrega de Documento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Renavam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Manter um veículo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scrição no Cafi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Notificação de Compensação de Ofício da Malha Débito (Intimações Relacionadas a Cobrança / Cobrança e Fiscaliz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utros Recursos ao CARF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TTA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firmação de Autenticidade de Certidão Pessoa Física (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firmação de Autenticidade de Certidão Pessoa Jurídica (Certidão Pessoa Jurídica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firmação Autenticidade de Certidão Emitida até 8/2/2000 (Certidão Contribuições Previdenciárias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mitir seus documen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edido de Baixa de Empresa (Certidão Contribuições Previdenciárias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ópia de Process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REFIS – Programa de Recuperação Fisc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ública – REFRI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Registro Especial para Papel Imune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J Habilitadas - PIS/Pasep e Cofins IN 595/2005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J Habilitadas Exportação de Serviços de TI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- Acesso aos Sist. de Comércio Exterio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Sistema CPF para Entidades Conveniadas (CPF – Cadastro de Pessoas Físicas / Conveniadas e Parceir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Certidão Pessoa Física (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Certidão Pessoa Jurídica (Certidão Pessoa Jurídica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firmação de Autenticidade de Certidão Pessoa Jurídica (Certidão Pessoa Jurídica / Certidões e Situação Fiscal)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timações Malha DCTF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Pagamentos por Órgão Conveniado – Rede Arrecadadora (Pagamento - Rede Arrecadadora / Conveniadas e Parceir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olidação dos Lançamentos Efetuados - Rede Arrecadador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IRF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ópia de Declaração (DITR – Declaração do Imposto Territorial Rural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ópia de Declaração (DIRF – Declaração do Imposto de Renda Retido na Fonte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ébitos Inscritos em Dívida Ativa da Uni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Não Previdenciári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alizar Opção – REFRI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ública aos Termos Ativos – RECOB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Restituição e Situação da Declaração IRPF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edido de Restituição IRPF não Resgatada na Rede Bancária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municação para Compensação de Ofício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companhamento da Solicitação de Enquadramento no SIMEI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ixa Post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adastro de Dispositivos Móveis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pacho Simplificado de Exportação - Recep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lteração de Dados de Embarque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Entrega Fracionada de Mercadoria – Import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Import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posto Industrial (RECOF) – Habilitaçã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Trânsito Aduaneiro - Habilitação (Trânsito Aduaneiro / Aduana e Comércio Exterior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Procedimento Simplificado – TAPS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Desova de Container – Pedid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e-DMOV – Movimentação Física Internacional de Valore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EREX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CP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IMOF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CPMF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ubstituição ou Levantamento de Garantia Extrajudicial PGFN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squisa sobre Soluções de Consultas e Divergências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Previdenciári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MP nº 449, de 2008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Timemania RF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IF Papel Imune - Declaração do Papel Imune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scrição no Regime Especial para Produtores e Importadore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ódigo de Acesso ao Portal do Simples Nacional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ASN SIMEI – Declaração Anual para o Microempreendedor Individu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Mercosul Certificados (CCPTC) - Acesso ao Sistema We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Mov. Física Internacional de Valores – e-DMOV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Encomenda Aérea Internacion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CNPJ Eleiçõe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tualização das Bases Pessoa Física - Bancos Credenciados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tualização das Bases Pessoa Jurídica - Bancos Credenciados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trole da Prestação de Contas da Rede Arrecadador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Validação da Cópia de Declaração – DIRPF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MED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Simplificado Previdenciário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istência de Termo – RECO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Notificações em Auditoria de Compensação em GFIP ( / Cobrança e Fiscaliz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de Declaração Transmitida do Simples Nacion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Requerimentos Patrimoniais Disponíveis na Internet</text:p>
          </table:table-cell>
          <table:table-cell table:style-name="ce9" office:value-type="string" calcext:value-type="string">
            <text:p>Adolescentes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utorizações (Especial e Prévia) - Produtos Químicos </text:p>
          </table:table-cell>
          <table:table-cell table:style-name="ce9" office:value-type="string" calcext:value-type="string">
            <text:p>Abrir um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Exportação - Averb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Importação - Registro Antecipad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volução de Mercadoria ao Exterio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Depósito Afiançado – Habilit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Depósito Alfandegado Certificado (DAC) – Autoriz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Linha Azul - Habilit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Trânsito Aduaneiro – Recep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Credenciamento para Realizar Auditoria de Sistema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credenciamento para Realizar Auditoria de Sistemas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clusão do Serviço de CPF Iniciado na Conveniad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BF e Receitanet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ERC e Receitanet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IMOB e Receitanet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NF e Receitanet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OI e Receitanet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arcelamento Simplificado Previdenciário DAU (Pagamento e Parcelamento / Dívida Ativa da União – DAU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não Previdenciário DAU</text:p>
          </table:table-cell>
          <table:table-cell table:style-name="ce9"/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Isenção de IPI/IOF para Deficiente e Autista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Manter um veículo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Simplificado Não Previdenciário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Reenquadramento – Bebidas Quente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Solicita, Altera, Cancela - Substituição Tributária IPI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Mensagens SMS - Restituição do IRPF (Restituição do Imposto de Renda Pessoa Física - IRPF / Restituição e Compens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articipação no Acompanhamento Diferenciad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-MAC – Comunicação Eletrônica com os Maiores Contribuintes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Certidão Imóvel Rur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Emitir seus documentos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timações de Omissos na Entrega de Declarações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IRPF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Mensagens SMS - Restituição do IRPF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municação de Saída Definitiva do Paí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mpressão Recibo de Comunicação de Saída Definitiva do Paí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Viajar para o exterior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Ganhos de Capit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Ganhos de Capital em Moeda Estrangeir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ópia de Declaração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xtrato do Processamento da DMED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a CIDE Combustíveis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pções da Lei nº 11.941/2009</text:p>
          </table:table-cell>
          <table:table-cell table:style-name="ce9"/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Termo de Opção – RECOB (RECOB - Regime Especial de Apuração - Combustíveis e Bebidas / Regimes e Registros Especiai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edido de Adesão ao Programa Empresa Cidadã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enquadramento do SIMEI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DAS de Auto de Infr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pção pelo Domicílio Tributário Eletrônico (- / Outr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Dados do Parcelamento do Imóvel</text:p>
          </table:table-cell>
          <table:table-cell table:style-name="ce9" office:value-type="string" calcext:value-type="string">
            <text:p>Obter Crédito e Apoio financeiro</text:p>
          </table:table-cell>
          <table:table-cell table:style-name="ce19" office:value-type="string" calcext:value-type="string">
            <text:p>Obter Crédito e Apoio financeir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pacho Simplificado de Importação – Cancelament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posto Aduaneiro na Importação - Credenciament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ntreposto Aduaneiro na Exportação – Credenciamento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Vistas de Process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 office:value-type="string" calcext:value-type="string">
            <text:p>Pagar contas e impostos 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Validação do Comprovante de Arrecad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Parcelamento Previdenciário DAU (Parcelamento Dívida Ativa da União – DAU / Pagamentos e Parcelament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Notificação de Compensação de Ofício da Malha Débito (Compensação de Ofício / Restituição e Compens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ões Simplificadas de Pessoa Jurídica (Simples 2008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dastro de Representante Legal – Sist. de Comércio Exterio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Lince ALADI - Acesso ao Sistema Web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Extrato do Processamento da DIRPF (Restituição do Imposto de Renda Pessoa Física - IRPF / Restituição e Compensação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Malha Fiscal DIRPF - Atendimento (DIRPF - Declaração do Imposto sobre a Renda da Pessoa Física / Declarações e Demonstrativo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pção de Impressão da DIRPF Exclusivamente no e-CAC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CTF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IPJ e Receitanet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Simplificada de PJ Inativa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Acesso à Escrituração Contábil – SPED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Notificações SMS do Simples Nacion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Declaração do Microempreendedor Individu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missão de Certidão de Imóvel (SPU)</text:p>
          </table:table-cell>
          <table:table-cell table:style-name="ce9" office:value-type="string" calcext:value-type="string">
            <text:p>Trabalhand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Dados Cadastrais do Imóvel</text:p>
          </table:table-cell>
          <table:table-cell table:style-name="ce9" office:value-type="string" calcext:value-type="string">
            <text:p>Adolescentes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Habilitação Pessoa Física em Sistemas de Comércio Exterior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Exportar seus produtos e serviços</text:p>
          </table:table-cell>
          <table:table-cell/>
          <table:table-cell table:style-name="ce18" office:value-type="string" calcext:value-type="string">
            <text:p>Importar produtos e serviços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Importação - Recepção</text:p>
          </table:table-cell>
          <table:table-cell table:style-name="ce9"/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Importação - Retifica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claração de Importação - Cancelament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e-DMOV – Habilitação e Cadastramento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Instituições de Ensino Superior (IES)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sobre Obtenção de Certificado Digital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Gerador da Declaração (PGD) DACON e Receitanet </text:p>
          </table:table-cell>
          <table:table-cell table:style-name="ce9" office:value-type="string" calcext:value-type="string">
            <text:p>Meu Negócio</text:p>
          </table:table-cell>
          <table:table-cell table:number-columns-repeated="2" table:style-name="ce18" office:value-type="string" calcext:value-type="string">
            <text:p>Administrar um negócio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Emissão de DARF à SPU - Taxa de Ocupação / Foro</text:p>
          </table:table-cell>
          <table:table-cell table:style-name="ce9" office:value-type="string" calcext:value-type="string">
            <text:p>Obter Crédito e Apoio financeir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Transferências de Imóveis - Cálculo de Laudêmio, Emissão de CAT, Validação de CAT e Emissão de DARF</text:p>
          </table:table-cell>
          <table:table-cell table:style-name="ce9" office:value-type="string" calcext:value-type="string">
            <text:p>Garantindo meus direitos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6">
          <table:table-cell table:style-name="ce9" office:value-type="string" calcext:value-type="string">
            <text:p>Consulta Dados Financeiros - Relação de Débitos do Imóvel</text:p>
          </table:table-cell>
          <table:table-cell table:style-name="ce9" office:value-type="string" calcext:value-type="string">
            <text:p>Obter Crédito e Apoio financeir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Inclusão/Alteração de Endereço de Correspondência</text:p>
          </table:table-cell>
          <table:table-cell table:style-name="ce9" office:value-type="string" calcext:value-type="string">
            <text:p>Aposentar-se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Despacho Simplificado de Importação - Recepção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Importar produtos e serviços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onsulta Parcelamentos Deferidos no Âmbito da Receita Federal </text:p>
          </table:table-cell>
          <table:table-cell table:style-name="ce9" office:value-type="string" calcext:value-type="string">
            <text:p>Meu negócio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Validação de Certidões Patrimoniais - (Confirmação de Autenticidade)</text:p>
          </table:table-cell>
          <table:table-cell table:style-name="ce9" office:value-type="string" calcext:value-type="string">
            <text:p>Adolescentes</text:p>
          </table:table-cell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Ter um imóvel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rograma Nacional de Fortalecimento da Agricultura Familiar - PRONAF</text:p>
          </table:table-cell>
          <table:table-cell table:style-name="ce9"/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Obter crédito e apoio financeiro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arcelamento não Previdenciário DAU</text:p>
          </table:table-cell>
          <table:table-cell table:style-name="ce9"/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Orientações Gerais sobre Regime de Tributação Unificada- RTU</text:p>
          </table:table-cell>
          <table:table-cell table:style-name="ce9"/>
          <table:table-cell table:style-name="ce18" office:value-type="string" calcext:value-type="string">
            <text:p>Administrar um negócio</text:p>
          </table:table-cell>
          <table:table-cell table:style-name="ce18" office:value-type="string" calcext:value-type="string">
            <text:p>Pagar contas e impostos 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Acesso aos Acervos da Fundação Nacional do Índio- FUNAI</text:p>
          </table:table-cell>
          <table:table-cell table:style-name="ce9"/>
          <table:table-cell table:style-name="ce18" office:value-type="string" calcext:value-type="string">
            <text:p>Aproveitar o Tempo Livre</text:p>
          </table:table-cell>
          <table:table-cell table:style-name="ce18" office:value-type="string" calcext:value-type="string">
            <text:p>Estudar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Porte de Arma de Fogo </text:p>
          </table:table-cell>
          <table:table-cell table:style-name="ce9" office:value-type="string" calcext:value-type="string">
            <text:p>Adolescentes</text:p>
          </table:table-cell>
          <table:table-cell table:style-name="ce18" office:value-type="string" calcext:value-type="string">
            <text:p>Segurança **</text:p>
          </table:table-cell>
          <table:table-cell table:style-name="ce18"/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Cartão SUS</text:p>
          </table:table-cell>
          <table:table-cell table:style-name="ce9"/>
          <table:table-cell table:number-columns-repeated="2" table:style-name="ce18" office:value-type="string" calcext:value-type="string">
            <text:p>Cuidar da Saúde</text:p>
          </table:table-cell>
          <table:table-cell/>
          <table:table-cell table:style-name="ce18"/>
          <table:table-cell table:number-columns-repeated="1015"/>
        </table:table-row>
        <table:table-row table:style-name="ro3">
          <table:table-cell table:style-name="ce9" office:value-type="string" calcext:value-type="string">
            <text:p>Biblioteca Digital do Desenvolvimento - BibSPI</text:p>
          </table:table-cell>
          <table:table-cell table:style-name="ce9"/>
          <table:table-cell table:number-columns-repeated="2" table:style-name="ce18" office:value-type="string" calcext:value-type="string">
            <text:p>Estudar</text:p>
          </table:table-cell>
          <table:table-cell/>
          <table:table-cell table:style-name="ce18"/>
          <table:table-cell table:number-columns-repeated="1015"/>
        </table:table-row>
        <table:table-row table:style-name="ro3" table:number-rows-repeated="104798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Linhas Vida" table:style-name="ta1">
        <table:table-column table:style-name="co9" table:default-cell-style-name="ce12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1" office:value-type="string" calcext:value-type="string">
            <text:p>Linhas da vid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ministrar um negócio </text:p>
          </table:table-cell>
          <table:table-cell table:number-columns-repeated="2"/>
          <table:table-cell table:style-name="ce16" office:value-type="string" calcext:value-type="string">
            <text:p>Retirados:</text:p>
          </table:table-cell>
          <table:table-cell/>
        </table:table-row>
        <table:table-row table:style-name="ro4">
          <table:table-cell office:value-type="string" calcext:value-type="string">
            <text:p>Aposentar-se </text:p>
          </table:table-cell>
          <table:table-cell table:style-name="ce14"/>
          <table:table-cell/>
          <table:table-cell table:style-name="ce13" office:value-type="string" calcext:value-type="string">
            <text:p>Adolescentes </text:p>
          </table:table-cell>
          <table:table-cell/>
        </table:table-row>
        <table:table-row table:style-name="ro4">
          <table:table-cell office:value-type="string" calcext:value-type="string">
            <text:p>Cuidar da saúde </text:p>
          </table:table-cell>
          <table:table-cell table:style-name="ce14"/>
          <table:table-cell/>
          <table:table-cell table:style-name="ce13" office:value-type="string" calcext:value-type="string">
            <text:p>Aproveitar o tempo livre </text:p>
          </table:table-cell>
          <table:table-cell/>
        </table:table-row>
        <table:table-row table:style-name="ro4">
          <table:table-cell office:value-type="string" calcext:value-type="string">
            <text:p>Emitir seus documentos </text:p>
          </table:table-cell>
          <table:table-cell table:style-name="ce14"/>
          <table:table-cell/>
          <table:table-cell table:style-name="ce13" office:value-type="string" calcext:value-type="string">
            <text:p>Garantir seus direitos </text:p>
          </table:table-cell>
          <table:table-cell/>
        </table:table-row>
        <table:table-row table:style-name="ro4">
          <table:table-cell office:value-type="string" calcext:value-type="string">
            <text:p>Estudar </text:p>
          </table:table-cell>
          <table:table-cell table:style-name="ce14"/>
          <table:table-cell/>
          <table:table-cell table:style-name="ce13" office:value-type="string" calcext:value-type="string">
            <text:p>Prestar serviço militar </text:p>
          </table:table-cell>
          <table:table-cell/>
        </table:table-row>
        <table:table-row table:style-name="ro4">
          <table:table-cell office:value-type="string" calcext:value-type="string">
            <text:p>Manter um veículo </text:p>
          </table:table-cell>
          <table:table-cell table:style-name="ce14"/>
          <table:table-cell/>
          <table:table-cell table:style-name="ce13" office:value-type="string" calcext:value-type="string">
            <text:p>Procurar emprego </text:p>
          </table:table-cell>
          <table:table-cell table:style-name="ce17" office:value-type="string" calcext:value-type="string">
            <text:p>*unificado com “Trabalhar”</text:p>
          </table:table-cell>
        </table:table-row>
        <table:table-row table:style-name="ro4">
          <table:table-cell office:value-type="string" calcext:value-type="string">
            <text:p>Obter crédito e apoio financeiro </text:p>
          </table:table-cell>
          <table:table-cell table:style-name="ce14"/>
          <table:table-cell table:number-columns-repeated="3"/>
        </table:table-row>
        <table:table-row table:style-name="ro4">
          <table:table-cell office:value-type="string" calcext:value-type="string">
            <text:p>Pagar contas e impostos </text:p>
          </table:table-cell>
          <table:table-cell table:style-name="ce14"/>
          <table:table-cell table:number-columns-repeated="3"/>
        </table:table-row>
        <table:table-row table:style-name="ro3">
          <table:table-cell office:value-type="string" calcext:value-type="string">
            <text:p>Ter um imóvel</text:p>
          </table:table-cell>
          <table:table-cell table:style-name="ce15" office:value-type="string" calcext:value-type="string">
            <text:p>*renomead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r uma família </text:p>
          </table:table-cell>
          <table:table-cell table:style-name="ce14"/>
          <table:table-cell table:number-columns-repeated="3"/>
        </table:table-row>
        <table:table-row table:style-name="ro4">
          <table:table-cell office:value-type="string" calcext:value-type="string">
            <text:p>Trabalhar </text:p>
          </table:table-cell>
          <table:table-cell table:style-name="ce14"/>
          <table:table-cell table:number-columns-repeated="3"/>
        </table:table-row>
        <table:table-row table:style-name="ro4">
          <table:table-cell office:value-type="string" calcext:value-type="string">
            <text:p>Viajar para o exterior </text:p>
          </table:table-cell>
          <table:table-cell table:style-name="ce14"/>
          <table:table-cell table:number-columns-repeated="3"/>
        </table:table-row>
        <table:table-row table:style-name="ro3">
          <table:table-cell office:value-type="string" calcext:value-type="string">
            <text:p>Exportar seus produtos e serviços</text:p>
          </table:table-cell>
          <table:table-cell table:style-name="ce15" office:value-type="string" calcext:value-type="string">
            <text:p>*nov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mportar produtos e serviços</text:p>
          </table:table-cell>
          <table:table-cell table:style-name="ce15" office:value-type="string" calcext:value-type="string">
            <text:p>*nov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ir para o Brasil</text:p>
          </table:table-cell>
          <table:table-cell table:style-name="ce15" office:value-type="string" calcext:value-type="string">
            <text:p>*novo</text:p>
          </table:table-cell>
          <table:table-cell table:number-columns-repeated="3"/>
        </table:table-row>
        <table:table-row table:style-name="ro3" table:number-rows-repeated="7">
          <table:table-cell table:style-name="Default"/>
          <table:table-cell table:number-columns-repeated="4"/>
        </table:table-row>
        <table:table-row table:style-name="ro3" table:number-rows-repeated="4">
          <table:table-cell table:style-name="ce13"/>
          <table:table-cell table:number-columns-repeated="4"/>
        </table:table-row>
        <table:table-row table:style-name="ro3">
          <table:table-cell table:style-name="Default"/>
          <table:table-cell table:number-columns-repeated="4"/>
        </table:table-row>
        <table:table-row table:style-name="ro3" table:number-rows-repeated="4">
          <table:table-cell table:style-name="ce13"/>
          <table:table-cell table:number-columns-repeated="4"/>
        </table:table-row>
        <table:table-row table:style-name="ro3" table:number-rows-repeated="2">
          <table:table-cell table:style-name="Default"/>
          <table:table-cell table:number-columns-repeated="4"/>
        </table:table-row>
        <table:table-row table:style-name="ro3" table:number-rows-repeated="4">
          <table:table-cell table:style-name="ce13"/>
          <table:table-cell table:number-columns-repeated="4"/>
        </table:table-row>
        <table:table-row table:style-name="ro3">
          <table:table-cell table:style-name="ce13"/>
          <table:table-cell table:number-columns-repeated="4"/>
        </table:table-row>
      </table:table>
      <table:named-expressions/>
      <table:database-ranges>
        <table:database-range table:name="__Anonymous_Sheet_DB__0" table:target-range-address="'Servicos x Linha'.A1:'Servicos x Linha'.F59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0:02:25.7517316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4:51:27.473000884</meta:creation-date>
    <dc:date>2015-04-27T10:03:45.962220605</dc:date>
    <meta:editing-duration>P4DT8H10M45S</meta:editing-duration>
    <meta:editing-cycles>134</meta:editing-cycles>
    <meta:generator>LibreOffice/4.3.5.2$Linux_x86 LibreOffice_project/3a87456aaa6a95c63eea1c1b3201acedf0751bd5</meta:generator>
    <meta:document-statistic meta:table-count="2" meta:cell-count="2449" meta:object-count="0"/>
  </office:meta>
</office:document-meta>
</file>